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ist_storage">
        <table:table-row>
          <table:table-cell office:value-type="float" office:value="1">
            <text:p>1</text:p>
          </table:table-cell>
          <table:table-cell office:value-type="string">
            <text:p>A0002725457</text:p>
          </table:table-cell>
          <table:table-cell office:value-type="string">
            <text:p>ALT KAPPA 3CYL BR2 TG9 ,M/BOLT,04626</text:p>
          </table:table-cell>
          <table:table-cell office:value-type="string">
            <text:p>66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19 11:20:4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66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19 11:20:4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0002725457</text:p>
          </table:table-cell>
          <table:table-cell office:value-type="string">
            <text:p>ALT KAPPA 3CYL BR2 TG9 ,M/BOLT,04626</text:p>
          </table:table-cell>
          <table:table-cell office:value-type="string">
            <text:p>260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5-19 11:22:04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G4022610456</text:p>
          </table:table-cell>
          <table:table-cell office:value-type="string">
            <text:p>F/BRACKET M/C.A2 TG9</text:p>
          </table:table-cell>
          <table:table-cell office:value-type="string">
            <text:p>260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5-19 11:22: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60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5-19 11:22:04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3EM0613</text:p>
          </table:table-cell>
          <table:table-cell office:value-type="string">
            <text:p>ARM ASS'Y.15TON</text:p>
          </table:table-cell>
          <table:table-cell office:value-type="string">
            <text:p>421</text:p>
          </table:table-cell>
          <table:table-cell office:value-type="string">
            <text:p>NULL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024-05-19 11:22: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3EM0613</text:p>
          </table:table-cell>
          <table:table-cell office:value-type="string">
            <text:p>ARM ASS'Y.15TON</text:p>
          </table:table-cell>
          <table:table-cell office:value-type="string">
            <text:p>116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2024-05-19 11:23:5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0002725457</text:p>
          </table:table-cell>
          <table:table-cell office:value-type="string">
            <text:p>ARM ASS'Y.15TON</text:p>
          </table:table-cell>
          <table:table-cell office:value-type="string">
            <text:p>116</text:p>
          </table:table-cell>
          <table:table-cell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2024-05-19 11:23:5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616108</text:p>
          </table:table-cell>
          <table:table-cell office:value-type="string">
            <text:p>ALT. BOBCAT V2607. 13.5V 90A TG9.V/SERVI</text:p>
          </table:table-cell>
          <table:table-cell office:value-type="string">
            <text:p>59</text:p>
          </table:table-cell>
          <table:table-cell office:value-type="string">
            <text:p>NUL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024-05-19 12:16:5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G4022605342</text:p>
          </table:table-cell>
          <table:table-cell office:value-type="string">
            <text:p>F/BRACKET M/C.BOBCAT V2607</text:p>
          </table:table-cell>
          <table:table-cell office:value-type="string">
            <text:p>9</text:p>
          </table:table-cell>
          <table:table-cell office:value-type="string">
            <text:p>PC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024-05-30 18:56:19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9</text:p>
          </table:table-cell>
          <table:table-cell office:value-type="string">
            <text:p>PC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024-05-30 18:56:19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9</text:p>
          </table:table-cell>
          <table:table-cell office:value-type="string">
            <text:p>PC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5-30 19:05:23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G4022605342</text:p>
          </table:table-cell>
          <table:table-cell office:value-type="string">
            <text:p>F/BRACKET M/C.BOBCAT V2607</text:p>
          </table:table-cell>
          <table:table-cell office:value-type="string">
            <text:p>9</text:p>
          </table:table-cell>
          <table:table-cell office:value-type="string">
            <text:p>PC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5-30 19:05:2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5-30 19:24:59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G4022605342</text:p>
          </table:table-cell>
          <table:table-cell office:value-type="string">
            <text:p>F/BRACKET M/C.BOBCAT V2607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30 19:50:54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30 19:50:54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</text:p>
          </table:table-cell>
          <table:table-cell office:value-type="string">
            <text:p>PC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5-30 19:51:26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G4022605342</text:p>
          </table:table-cell>
          <table:table-cell office:value-type="string">
            <text:p>F/BRACKET M/C.BOBCAT V2607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30 20:00:4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5-30 20:00:4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</text:p>
          </table:table-cell>
          <table:table-cell office:value-type="string">
            <text:p>PC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5-30 20:01:0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024-05-31 08:50:2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024-05-31 08:50:2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2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2024-06-01 16:52:0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19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024-06-01 16:53:48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024-06-01 18:40:3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024-06-01 18:40:3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6-01 19:10:0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6-01 19:10:0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6-01 19:10:0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6-01 19:10:0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6-01 19:10:39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6-01 19:10:39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6-01 19:10:39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6-01 19:10:39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024-06-01 19:12:02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024-06-01 19:12:02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024-06-01 19:12:02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024-06-01 19:12:02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24-06-01 19:12:55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24-06-01 19:12:55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24-06-01 19:12:55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24-06-01 19:12:55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2024-06-01 19:14:39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2024-06-01 19:14:39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2024-06-01 19:14:39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2024-06-01 19:14:39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2024-06-01 19:15:37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2024-06-01 19:15:37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2024-06-01 19:15:37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2024-06-01 19:15:37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6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024-06-01 19:16:55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16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024-06-01 19:16:55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16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024-06-01 19:16:55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6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024-06-01 19:16:55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2024-06-01 19:20:01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2024-06-01 19:20:01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2024-06-01 19:20:01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2024-06-01 19:20:01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2024-06-01 19:20:18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2024-06-01 19:20:18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2024-06-01 19:20:18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2024-06-01 19:20:18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024-06-01 19:21:14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024-06-01 19:21:14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024-06-01 19:21:14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024-06-01 19:21:14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2024-06-01 19:21:28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2024-06-01 19:21:28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2024-06-01 19:21:28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2024-06-01 19:21:28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24-06-01 19:22:23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24-06-01 19:22:23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G0002655750P</text:p>
          </table:table-cell>
          <table:table-cell office:value-type="string">
            <text:p>COMPLETE F/HOUSING.THETA-FR.TG11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24-06-01 19:22:23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24-06-01 19:22:23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2024-06-01 19:27:38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24-06-01 19:32:09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24-06-01 19:32:09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2024-06-01 19:41:06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2024-06-01 19:41:06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2024-06-01 19:41:22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2024-06-01 19:41:22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2024-06-01 19:42:53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2024-06-01 19:42:53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2024-06-01 19:44:08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2024-06-01 19:44:08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6-01 19:47:28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4-06-01 19:47:28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024-06-01 19:48:01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024-06-01 19:48:56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2024-06-01 19:53:25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024-06-01 19:54:02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024-06-01 19:57:52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024-06-01 19:59:20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2024-06-01 20:00:33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024-06-01 20:01:54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24-06-01 20:03:25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2024-06-01 20:03:59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2024-06-01 20:05:22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024-06-01 20:06:03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2024-06-01 20:10:13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2024-06-01 20:14:53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024-06-01 20:15:16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2024-06-01 20:16:48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024-06-01 20:17:36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2024-06-01 20:18:08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24-06-01 20:18:52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2024-06-01 20:19:45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2024-06-01 20:20:23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2024-06-01 20:20:45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2024-06-01 20:21:09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2024-06-01 20:21:30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2024-06-01 20:21:55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2024-06-01 20:22:06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2024-06-01 20:23:00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2024-06-01 20:26:26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2024-06-01 20:31:02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2024-06-01 20:31:30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2024-06-01 20:35:55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2024-06-01 20:36:45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2024-06-01 20:37:00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2024-06-01 20:41:00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2024-06-01 20:41:47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2024-06-01 20:44:05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2024-06-01 20:45:45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2024-06-01 20:46:28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2024-06-01 20:48:28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2024-06-01 20:48:43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2024-06-01 20:49:20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2024-06-01 20:50:33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2024-06-01 22:08:37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2024-06-01 22:08:37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2024-06-01 22:08:46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2024-06-01 22:08:46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G4022605342</text:p>
          </table:table-cell>
          <table:table-cell office:value-type="string">
            <text:p>F/BRACKET M/C.BOBCAT V2607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2024-06-01 22:52:13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2024-06-01 23:41:20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2024-06-01 23:41:20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2024-06-01 23:41:57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2024-06-01 23:41:57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2024-06-01 23:42:43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2024-06-01 23:42:43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2024-06-01 23:43:27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2024-06-01 23:43:27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2024-06-01 23:43:54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2024-06-01 23:43:54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2024-06-01 23:45:07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2024-06-01 23:45:07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2024-06-01 23:45:37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2024-06-01 23:45:37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2024-06-01 23:48:35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2024-06-01 23:48:35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2024-06-01 23:50:12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2024-06-01 23:50:1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2024-06-01 23:51:04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2024-06-01 23:51:04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2024-06-01 23:51:20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2024-06-01 23:51:20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2024-06-01 23:54:00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2024-06-01 23:54:00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2024-06-01 23:55:20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2024-06-01 23:55:20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2024-06-01 23:55:50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2024-06-01 23:55:50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2024-06-01 23:57:06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2024-06-01 23:57:06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2024-06-01 23:57:21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2024-06-01 23:57:21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2024-06-01 23:57:42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2024-06-01 23:57:42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2024-06-01 23:59:07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2024-06-01 23:59:07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2024-06-01 23:59:16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2024-06-01 23:59:16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2024-06-01 23:59:52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2024-06-01 23:59:52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2024-06-02 00:00:26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2024-06-02 00:00:26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2024-06-02 00:01:49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2024-06-02 00:01:49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2024-06-02 00:02:16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2024-06-02 00:02:16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2024-06-02 00:02:36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2024-06-02 00:02:36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2024-06-02 00:04:25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2024-06-02 00:04:25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2024-06-02 00:04:52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2024-06-02 00:04:52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2024-06-02 00:05:05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2024-06-02 00:05:05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2024-06-02 00:05:30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2024-06-02 00:05:30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2024-06-02 00:06:05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2024-06-02 00:06:05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2024-06-02 00:06:23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2024-06-02 00:06:23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024-06-02 00:07:23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024-06-02 00:07:23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2024-06-02 00:08:15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2024-06-02 00:08:15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2024-06-02 00:10:23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2024-06-02 00:10:23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2024-06-02 00:11:27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2024-06-02 00:11:27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2024-06-02 00:12:36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2024-06-02 00:12:36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2024-06-02 00:12:58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2024-06-02 00:12:58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2024-06-02 00:14:22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2024-06-02 00:14:22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2024-06-02 00:15:31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2024-06-02 00:15:31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2024-06-02 00:15:59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2024-06-02 00:15:59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2024-06-02 00:16:18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2024-06-02 00:16:18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2024-06-02 00:16:35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2024-06-02 00:16:35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2024-06-02 00:20:00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2024-06-02 00:20:00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2024-06-02 00:20:15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2024-06-02 00:20:15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2024-06-02 00:20:34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2024-06-02 00:20:34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2024-06-02 00:27:12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2024-06-02 00:27:12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2024-06-02 00:27:12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2024-06-02 00:27:52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2024-06-02 00:27:52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2024-06-02 00:27:52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2024-06-02 00:29:13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2024-06-02 00:29:13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2024-06-02 00:29:13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2024-06-02 00:29:38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2024-06-02 00:29:38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2024-06-02 00:29:38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2024-06-02 00:30:09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2024-06-02 00:30:09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2024-06-02 00:30:09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2024-06-02 00:32:17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2024-06-02 00:32:17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2024-06-02 00:32:17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2024-06-02 00:32:41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2024-06-02 00:32:41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2024-06-02 00:32:42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2024-06-02 00:33:06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2024-06-02 00:33:06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2024-06-02 00:33:06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2024-06-02 00:33:23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2024-06-02 00:33:23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2024-06-02 00:33:23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2024-06-02 00:33:47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2024-06-02 00:33:47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2024-06-02 00:33:47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2024-06-02 00:34:15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2024-06-02 00:34:15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2024-06-02 00:34:15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2024-06-02 00:34:31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2024-06-02 00:34:31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2024-06-02 00:34:31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2024-06-02 00:34:48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2024-06-02 00:34:48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2024-06-02 00:34:48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2024-06-02 00:35:04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2024-06-02 00:35:04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2024-06-02 00:35:04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2024-06-02 00:35:24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2024-06-02 00:35:24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2024-06-02 00:35:24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2024-06-02 00:35:47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2024-06-02 00:35:47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2024-06-02 00:35:47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2024-06-02 00:36:09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2024-06-02 00:36:09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2024-06-02 00:36:09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2024-06-02 00:42:32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2024-06-02 00:42:32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2024-06-02 00:42:32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2024-06-02 00:43:10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2024-06-02 00:43:10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2024-06-02 00:43:10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024-06-02 00:44:14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024-06-02 00:44:14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024-06-02 00:44:14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024-06-02 00:44:14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2024-06-02 00:47:50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2024-06-02 00:47:50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2024-06-02 00:47:50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2024-06-02 00:47:50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2024-06-02 00:58:26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2024-06-02 00:58:26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2024-06-02 00:58:26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2024-06-02 00:58:26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2024-06-02 00:59:25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2024-06-02 00:59:25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2024-06-02 00:59:25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2024-06-02 00:59:25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2024-06-02 01:00:27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2024-06-02 01:00:27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2024-06-02 01:00:27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2024-06-02 01:00:27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2024-06-02 01:01:37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2024-06-02 01:01:37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2024-06-02 01:01:37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2024-06-02 01:01:37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2024-06-02 01:02:29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2024-06-02 01:02:29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2024-06-02 01:02:29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2024-06-02 01:02:29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2024-06-02 01:03:38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2024-06-02 01:03:38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2024-06-02 01:03:38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2024-06-02 01:03:38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2024-06-02 01:04:09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2024-06-02 01:04:09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2024-06-02 01:04:09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2024-06-02 01:04:09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2024-06-02 01:04:39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2024-06-02 01:04:39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2024-06-02 01:04:39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2024-06-02 01:04:39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2024-06-02 01:04:57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2024-06-02 01:04:57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2024-06-02 01:04:57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2024-06-02 01:04:57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2024-06-02 01:05:39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2024-06-02 01:05:39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2024-06-02 01:05:39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2024-06-02 01:05:39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2024-06-02 01:05:57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2024-06-02 01:05:57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2024-06-02 01:05:57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2024-06-02 01:05:57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2024-06-02 01:06:27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2024-06-02 01:06:27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2024-06-02 01:06:27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2024-06-02 01:06:27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2024-06-02 01:06:52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2024-06-02 01:06:52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2024-06-02 01:06:52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2024-06-02 01:06:52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2024-06-02 01:08:18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2024-06-02 01:08:18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2024-06-02 01:08:18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2024-06-02 01:08:18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2024-06-02 01:08:44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2024-06-02 01:08:44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2024-06-02 01:08:44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2024-06-02 01:08:44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2024-06-02 01:10:01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2024-06-02 01:10:01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2024-06-02 01:10:01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2024-06-02 01:10:01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2024-06-02 01:11:41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2024-06-02 01:11:41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2024-06-02 01:11:41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2024-06-02 01:11:41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2024-06-02 01:40:21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2024-06-02 01:40:21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2024-06-02 01:40:21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2024-06-02 01:40:21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2024-06-03 03:57:17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2024-06-03 03:57:17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600">
            <text:p>6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2024-06-03 03:57:17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2024-06-03 03:57:17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2024-06-03 13:49:07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2024-06-03 14:06:30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2024-06-03 14:06:45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2024-06-03 14:09:25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2024-06-03 14:09:25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2024-06-03 14:10:33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2024-06-03 14:10:33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2024-06-03 14:13:27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2024-06-03 14:13:27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2024-06-03 14:13:49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2024-06-03 14:13:49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1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2024-06-03 14:21:50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2024-06-03 14:24:28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2024-06-03 14:25:19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2024-06-03 14:26:31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2024-06-03 14:28:26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2024-06-03 14:33:07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2024-06-03 14:43:49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2024-06-03 15:19:58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2024-06-03 15:19:58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0">
            <text:p>100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2024-06-03 15:24:16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2024-06-03 15:24:16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2024-06-04 03:03:28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TM350C01201</text:p>
          </table:table-cell>
          <table:table-cell office:value-type="string">
            <text:p>THRUST SPLINE M/C.FPR-3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2024-06-04 03:03:28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2024-06-04 03:03:28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2024-06-04 03:03:28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M302C0031</text:p>
          </table:table-cell>
          <table:table-cell office:value-type="string">
            <text:p>PINION ASS'Y.?? 22HP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E000V601100</text:p>
          </table:table-cell>
          <table:table-cell office:value-type="string">
            <text:p>STATOR VARNISHING.TG11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S0041221794</text:p>
          </table:table-cell>
          <table:table-cell office:value-type="string">
            <text:p>LEVER. TSL14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S0191204877</text:p>
          </table:table-cell>
          <table:table-cell office:value-type="string">
            <text:p>THROUGH BOLT.A2 TQ EURO6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9101217395</text:p>
          </table:table-cell>
          <table:table-cell office:value-type="string">
            <text:p>SCREW M/SWITCH. RSML14</text:p>
          </table:table-cell>
          <table:table-cell office:value-type="string">
            <text:p>50</text:p>
          </table:table-cell>
          <table:table-cell office:value-type="string">
            <text:p>PC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2024-06-08 07:29:04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2024-06-09 20:58:57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2024-06-09 21:51:46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2024-06-09 21:51:46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2024-06-10 04:03:12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2024-06-10 04:03:12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string">
            <text:p>2024-06-10 04:07:22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2024-06-10 04:08:28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TM303C01103</text:p>
          </table:table-cell>
          <table:table-cell office:value-type="string">
            <text:p>S/ROLLER ASS'Y.MELROE</text:p>
          </table:table-cell>
          <table:table-cell office:value-type="string">
            <text:p>26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2024-06-10 04:50:24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9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string">
            <text:p>2024-06-10 04:54:04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2024-06-10 06:49:29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string">
            <text:p>2024-06-10 09:46:41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string">
            <text:p>2024-06-10 09:48:12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string">
            <text:p>2024-06-10 09:49:37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string">
            <text:p>2024-06-10 09:50:41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string">
            <text:p>2024-06-10 09:52:00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string">
            <text:p>2024-06-10 09:52:46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2024-06-10 09:54:20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string">
            <text:p>2024-06-10 09:55:22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string">
            <text:p>2024-06-10 09:55:51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string">
            <text:p>2024-06-10 09:56:30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string">
            <text:p>2024-06-10 09:57:31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string">
            <text:p>2024-06-10 09:59:34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string">
            <text:p>2024-06-10 10:00:34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string">
            <text:p>2024-06-10 10:02:29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string">
            <text:p>2024-06-10 10:03:23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string">
            <text:p>2024-06-10 10:04:17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string">
            <text:p>2024-06-10 10:05:12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2024-06-10 10:06:49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string">
            <text:p>2024-06-10 10:07:49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string">
            <text:p>2024-06-10 10:09:01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string">
            <text:p>2024-06-10 10:09:48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string">
            <text:p>2024-06-10 10:11:46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string">
            <text:p>2024-06-10 10:13:04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string">
            <text:p>2024-06-10 10:15:46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string">
            <text:p>2024-06-10 10:17:10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string">
            <text:p>2024-06-10 10:18:05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58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string">
            <text:p>2024-06-10 10:19:25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string">
            <text:p>2024-06-10 11:01:43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TM303C01604</text:p>
          </table:table-cell>
          <table:table-cell office:value-type="string">
            <text:p>S/ROLLER ASS'Y.E-4100</text:p>
          </table:table-cell>
          <table:table-cell office:value-type="string">
            <text:p>33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string">
            <text:p>2024-06-11 07:15:40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S0041221794</text:p>
          </table:table-cell>
          <table:table-cell office:value-type="string">
            <text:p>LEVER. 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S0191204877</text:p>
          </table:table-cell>
          <table:table-cell office:value-type="string">
            <text:p>THROUGH BOLT.A2 TQ EURO6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S0561217579</text:p>
          </table:table-cell>
          <table:table-cell office:value-type="string">
            <text:p>LEVER REST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S9101217395</text:p>
          </table:table-cell>
          <table:table-cell office:value-type="string">
            <text:p>SCREW M/SWITCH. RSM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S9221217787</text:p>
          </table:table-cell>
          <table:table-cell office:value-type="string">
            <text:p>FLANGE NUT. RSM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S9311220298</text:p>
          </table:table-cell>
          <table:table-cell office:value-type="string">
            <text:p>ADJUST WASHE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S9991195350</text:p>
          </table:table-cell>
          <table:table-cell office:value-type="string">
            <text:p>GREASE.CM55</text:p>
          </table:table-cell>
          <table:table-cell office:value-type="string">
            <text:p>20</text:p>
          </table:table-cell>
          <table:table-cell office:value-type="string">
            <text:p>KG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0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S1001223013</text:p>
          </table:table-cell>
          <table:table-cell office:value-type="string">
            <text:p>INDUCTOR ASSY. 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S1081204174</text:p>
          </table:table-cell>
          <table:table-cell office:value-type="string">
            <text:p>MAGNET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S1091206541</text:p>
          </table:table-cell>
          <table:table-cell office:value-type="string">
            <text:p>HOLDE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S1011223014</text:p>
          </table:table-cell>
          <table:table-cell office:value-type="string">
            <text:p>YOKE MC. 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S2001215878</text:p>
          </table:table-cell>
          <table:table-cell office:value-type="string">
            <text:p>ARMARURE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S5001223287</text:p>
          </table:table-cell>
          <table:table-cell office:value-type="string">
            <text:p>C/REAR PART ASS'Y.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S0281216690</text:p>
          </table:table-cell>
          <table:table-cell office:value-type="string">
            <text:p>REDUCTION GEAR ASS'Y.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S0131221795</text:p>
          </table:table-cell>
          <table:table-cell office:value-type="string">
            <text:p>DRIVE SHAFT ASSY. 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K300821</text:p>
          </table:table-cell>
          <table:table-cell office:value-type="string">
            <text:p>STEEL BALL.Y-2 24L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S9011198356</text:p>
          </table:table-cell>
          <table:table-cell office:value-type="string">
            <text:p>DRIVE SHAFT BUSH. RSML14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S305190484</text:p>
          </table:table-cell>
          <table:table-cell office:value-type="string">
            <text:p>SATELLITE PIN. TSL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S0571205800</text:p>
          </table:table-cell>
          <table:table-cell office:value-type="string">
            <text:p>GASKET SHEET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0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S3001216692</text:p>
          </table:table-cell>
          <table:table-cell office:value-type="string">
            <text:p>ORC ASS'Y.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S0261217546</text:p>
          </table:table-cell>
          <table:table-cell office:value-type="string">
            <text:p>STOPPER. TSL12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4EM1771</text:p>
          </table:table-cell>
          <table:table-cell office:value-type="string">
            <text:p>STOP RING.D-3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0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A466035</text:p>
          </table:table-cell>
          <table:table-cell office:value-type="string">
            <text:p>F/BRKT ASS'Y. GAMMA2 INA.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S4001215783</text:p>
          </table:table-cell>
          <table:table-cell office:value-type="string">
            <text:p>M/SWITCH ASS'Y. GAMMA2 N/ISG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A474429</text:p>
          </table:table-cell>
          <table:table-cell office:value-type="string">
            <text:p>N/PLATE. GAMMA2 INA. 2M600</text:p>
          </table:table-cell>
          <table:table-cell office:value-type="string">
            <text:p>20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string">
            <text:p>2024-06-13 22:39:11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S0041221794</text:p>
          </table:table-cell>
          <table:table-cell office:value-type="string">
            <text:p>LEVER. TS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S0191204877</text:p>
          </table:table-cell>
          <table:table-cell office:value-type="string">
            <text:p>THROUGH BOLT.A2 TQ EURO6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S0561217579</text:p>
          </table:table-cell>
          <table:table-cell office:value-type="string">
            <text:p>LEVER REST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S9101217395</text:p>
          </table:table-cell>
          <table:table-cell office:value-type="string">
            <text:p>SCREW M/SWITCH. RSM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S9221217787</text:p>
          </table:table-cell>
          <table:table-cell office:value-type="string">
            <text:p>FLANGE NUT. RSM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S9311220298</text:p>
          </table:table-cell>
          <table:table-cell office:value-type="string">
            <text:p>ADJUST WASHER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S9991195350</text:p>
          </table:table-cell>
          <table:table-cell office:value-type="string">
            <text:p>GREASE.CM55</text:p>
          </table:table-cell>
          <table:table-cell office:value-type="string">
            <text:p>21</text:p>
          </table:table-cell>
          <table:table-cell office:value-type="string">
            <text:p>KG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1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S1001223013</text:p>
          </table:table-cell>
          <table:table-cell office:value-type="string">
            <text:p>INDUCTOR ASSY. 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S1081204174</text:p>
          </table:table-cell>
          <table:table-cell office:value-type="string">
            <text:p>MAGNET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S1091206541</text:p>
          </table:table-cell>
          <table:table-cell office:value-type="string">
            <text:p>HOLDER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S1011223014</text:p>
          </table:table-cell>
          <table:table-cell office:value-type="string">
            <text:p>YOKE MC. 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S2001215878</text:p>
          </table:table-cell>
          <table:table-cell office:value-type="string">
            <text:p>ARMARURE ASSY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S5001223287</text:p>
          </table:table-cell>
          <table:table-cell office:value-type="string">
            <text:p>C/REAR PART ASS'Y.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S0281216690</text:p>
          </table:table-cell>
          <table:table-cell office:value-type="string">
            <text:p>REDUCTION GEAR ASS'Y.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4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S0131221795</text:p>
          </table:table-cell>
          <table:table-cell office:value-type="string">
            <text:p>DRIVE SHAFT ASSY. TS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K300821</text:p>
          </table:table-cell>
          <table:table-cell office:value-type="string">
            <text:p>STEEL BALL.Y-2 24L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S9011198356</text:p>
          </table:table-cell>
          <table:table-cell office:value-type="string">
            <text:p>DRIVE SHAFT BUSH. RSML14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305190484</text:p>
          </table:table-cell>
          <table:table-cell office:value-type="string">
            <text:p>SATELLITE PIN. TSL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S0571205800</text:p>
          </table:table-cell>
          <table:table-cell office:value-type="string">
            <text:p>GASKET SHEET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1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S3001216692</text:p>
          </table:table-cell>
          <table:table-cell office:value-type="string">
            <text:p>ORC ASS'Y.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S0261217546</text:p>
          </table:table-cell>
          <table:table-cell office:value-type="string">
            <text:p>STOPPER. TSL12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4EM1771</text:p>
          </table:table-cell>
          <table:table-cell office:value-type="string">
            <text:p>STOP RING.D-3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1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A466035</text:p>
          </table:table-cell>
          <table:table-cell office:value-type="string">
            <text:p>F/BRKT ASS'Y. GAMMA2 INA.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S4001215783</text:p>
          </table:table-cell>
          <table:table-cell office:value-type="string">
            <text:p>M/SWITCH ASS'Y. GAMMA2 N/ISG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A474429</text:p>
          </table:table-cell>
          <table:table-cell office:value-type="string">
            <text:p>N/PLATE. GAMMA2 INA. 2M600</text:p>
          </table:table-cell>
          <table:table-cell office:value-type="string">
            <text:p>21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  <table:table-cell office:value-type="string">
            <text:p>2024-06-13 22:39:45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S0041221794</text:p>
          </table:table-cell>
          <table:table-cell office:value-type="string">
            <text:p>LEVER. TS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S0191204877</text:p>
          </table:table-cell>
          <table:table-cell office:value-type="string">
            <text:p>THROUGH BOLT.A2 TQ EURO6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S0561217579</text:p>
          </table:table-cell>
          <table:table-cell office:value-type="string">
            <text:p>LEVER REST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S9101217395</text:p>
          </table:table-cell>
          <table:table-cell office:value-type="string">
            <text:p>SCREW M/SWITCH. RSM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S9221217787</text:p>
          </table:table-cell>
          <table:table-cell office:value-type="string">
            <text:p>FLANGE NUT. RSM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S9311220298</text:p>
          </table:table-cell>
          <table:table-cell office:value-type="string">
            <text:p>ADJUST WASHER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S9991195350</text:p>
          </table:table-cell>
          <table:table-cell office:value-type="string">
            <text:p>GREASE.CM55</text:p>
          </table:table-cell>
          <table:table-cell office:value-type="string">
            <text:p>22</text:p>
          </table:table-cell>
          <table:table-cell office:value-type="string">
            <text:p>KG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2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S1001223013</text:p>
          </table:table-cell>
          <table:table-cell office:value-type="string">
            <text:p>INDUCTOR ASSY. 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S1081204174</text:p>
          </table:table-cell>
          <table:table-cell office:value-type="string">
            <text:p>MAGNET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S1091206541</text:p>
          </table:table-cell>
          <table:table-cell office:value-type="string">
            <text:p>HOLDER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S1011223014</text:p>
          </table:table-cell>
          <table:table-cell office:value-type="string">
            <text:p>YOKE MC. 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S2001215878</text:p>
          </table:table-cell>
          <table:table-cell office:value-type="string">
            <text:p>ARMARURE ASSY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S5001223287</text:p>
          </table:table-cell>
          <table:table-cell office:value-type="string">
            <text:p>C/REAR PART ASS'Y.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S0281216690</text:p>
          </table:table-cell>
          <table:table-cell office:value-type="string">
            <text:p>REDUCTION GEAR ASS'Y.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S0131221795</text:p>
          </table:table-cell>
          <table:table-cell office:value-type="string">
            <text:p>DRIVE SHAFT ASSY. TS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S0151215894</text:p>
          </table:table-cell>
          <table:table-cell office:value-type="string">
            <text:p>INTERNAL GEAR ASSY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4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S0641221871</text:p>
          </table:table-cell>
          <table:table-cell office:value-type="string">
            <text:p>DRIVE SHAFT MC.TS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K300821</text:p>
          </table:table-cell>
          <table:table-cell office:value-type="string">
            <text:p>STEEL BALL.Y-2 24L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S9011198356</text:p>
          </table:table-cell>
          <table:table-cell office:value-type="string">
            <text:p>DRIVE SHAFT BUSH. RSML14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S305190484</text:p>
          </table:table-cell>
          <table:table-cell office:value-type="string">
            <text:p>SATELLITE PIN. TSL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S0141206243</text:p>
          </table:table-cell>
          <table:table-cell office:value-type="string">
            <text:p>SATELLITE GEAR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S0571205800</text:p>
          </table:table-cell>
          <table:table-cell office:value-type="string">
            <text:p>GASKET SHEET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2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S3001216692</text:p>
          </table:table-cell>
          <table:table-cell office:value-type="string">
            <text:p>ORC ASS'Y.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S0261217546</text:p>
          </table:table-cell>
          <table:table-cell office:value-type="string">
            <text:p>STOPPER. TSL12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4EM1771</text:p>
          </table:table-cell>
          <table:table-cell office:value-type="string">
            <text:p>STOP RING.D-3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K306127</text:p>
          </table:table-cell>
          <table:table-cell office:value-type="string">
            <text:p>LIQUID GREASE.CM-55</text:p>
          </table:table-cell>
          <table:table-cell office:value-type="string">
            <text:p>22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A466035</text:p>
          </table:table-cell>
          <table:table-cell office:value-type="string">
            <text:p>F/BRKT ASS'Y. GAMMA2 INA.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S4001215783</text:p>
          </table:table-cell>
          <table:table-cell office:value-type="string">
            <text:p>M/SWITCH ASS'Y. GAMMA2 N/ISG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A474429</text:p>
          </table:table-cell>
          <table:table-cell office:value-type="string">
            <text:p>N/PLATE. GAMMA2 INA. 2M600</text:p>
          </table:table-cell>
          <table:table-cell office:value-type="string">
            <text:p>22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string">
            <text:p>2024-06-13 22:40:05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4-06-13T17:43:10</meta:creation-date>
  </office:meta>
</office:document-meta>
</file>